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55cm" fo:min-width="0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1.45cm" fo:min-width="25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9.65cm" fo:min-width="1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95cm" fo:min-width="17.7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94cm" fo:min-width="1.50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fo:min-height="1.08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bottom" draw:auto-grow-height="false" fo:min-height="4.75cm" fo:min-width="15.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358cm" fo:min-width="3.708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6.15cm" fo:min-width="8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15cm" fo:min-width="9.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3.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1.082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2cm" svg:height="1.2cm" svg:x="9.2cm" svg:y="1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5.2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9cm" svg:height="0.9cm" svg:x="21.4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9cm" svg:height="0.9cm" svg:x="24.8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cm" svg:height="11.8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3.6cm" svg:height="10cm" svg:x="13cm" svg:y="2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293cm" svg:height="1.432cm" svg:x="15.907cm" svg:y="2.168cm">
          <draw:text-box>
            <text:p><text:span text:style-name="T1">ilist_cons</text:span></text:p>
          </draw:text-box>
        </draw:frame>
        <draw:custom-shape draw:style-name="gr6" draw:text-style-name="P1" draw:layer="layout" svg:width="18.3cm" svg:height="8.3cm" svg:x="5.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258cm" svg:height="1.6cm" svg:x="6.592cm" svg:y="8cm">
          <text:p text:style-name="P3"><text:span text:style-name="T1">ad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6.334cm" svg:height="1.431cm" svg:x="6.1cm" svg:y="3.169cm">
          <draw:text-box>
            <text:p><text:span text:style-name="T1">gfarray_v_cons</text:span></text:p>
          </draw:text-box>
        </draw:frame>
        <draw:custom-shape draw:style-name="gr9" draw:text-style-name="P1" draw:layer="layout" svg:width="16.4cm" svg:height="5.1cm" svg:x="1.2cm" svg:y="14.7cm">
          <text:p text:style-name="P3"><text:span text:style-name="T1">Memory sp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cm" svg:height="3cm" svg:x="3.1cm" svg:y="15.2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7.7cm" svg:y1="9.6cm" svg:x2="7.7cm" svg:y2="15.1cm">
          <text:p/>
        </draw:line>
        <draw:custom-shape draw:style-name="gr12" draw:text-style-name="P1" draw:layer="layout" svg:width="9.5cm" svg:height="6.5cm" svg:x="13.7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6cm" svg:height="1.6cm" svg:x="21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4cm" svg:height="4.5cm" svg:x="10cm" svg:y="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2.6cm" svg:x="15.2cm" svg:y="7.5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.307cm" svg:height="1.431cm" svg:x="15.793cm" svg:y="6.8cm">
          <draw:text-box>
            <text:p><text:span text:style-name="T1">ilist_nil</text:span></text:p>
          </draw:text-box>
        </draw:frame>
        <draw:frame draw:style-name="gr5" draw:text-style-name="P2" draw:layer="layout" svg:width="5.534cm" svg:height="1.432cm" svg:x="10.566cm" svg:y="5.668cm">
          <draw:text-box>
            <text:p><text:span text:style-name="T1">gfarray_v_nil</text:span></text:p>
          </draw:text-box>
        </draw:frame>
        <draw:custom-shape draw:style-name="gr7" draw:text-style-name="P1" draw:layer="layout" svg:width="2.258cm" svg:height="1.6cm" svg:x="11.042cm" svg:y="8cm">
          <text:p text:style-name="P3"><text:span text:style-name="T1">ad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293cm" svg:height="1.432cm" svg:x="15.807cm" svg:y="4.368cm">
          <draw:text-box>
            <text:p><text:span text:style-name="T1">ilist_cons</text:span></text:p>
          </draw:text-box>
        </draw:frame>
        <draw:line draw:style-name="gr11" draw:text-style-name="P4" draw:layer="layout" svg:x1="12.2cm" svg:y1="9.6cm" svg:x2="12.2cm" svg:y2="15.1cm">
          <text:p/>
        </draw:line>
        <draw:custom-shape draw:style-name="gr13" draw:text-style-name="P1" draw:layer="layout" svg:width="1.6cm" svg:height="1.6cm" svg:x="24.4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58cm" svg:height="1.6cm" svg:x="2cm" svg:y="8cm">
          <text:p text:style-name="P3"><text:span text:style-name="T1">ad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3.1cm" svg:y1="9.6cm" svg:x2="3.1cm" svg:y2="15.1cm">
          <text:p/>
        </draw:line>
        <draw:frame draw:style-name="gr8" draw:text-style-name="P2" draw:layer="layout" svg:width="6.334cm" svg:height="1.431cm" svg:x="1.766cm" svg:y="1.069cm">
          <draw:text-box>
            <text:p><text:span text:style-name="T1">gfarray_v_cons</text:span></text:p>
          </draw:text-box>
        </draw:frame>
        <draw:custom-shape draw:style-name="gr10" draw:text-style-name="P1" draw:layer="layout" svg:width="4.6cm" svg:height="3cm" svg:x="7.7cm" svg:y="15.2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draw:type="curve" svg:x1="25.25cm" svg:y1="9.2cm" svg:x2="5.8cm" svg:y2="17.1cm" draw:start-shape="id1" draw:start-glue-point="2" draw:end-shape="id2" draw:end-glue-point="2" svg:d="M25250 9200c0 12675-19450 8725-19450 7900" svg:viewBox="0 0 19451 9131">
          <text:p/>
        </draw:connector>
        <draw:connector draw:style-name="gr17" draw:text-style-name="P4" draw:layer="layout" draw:type="curve" svg:x1="21.85cm" svg:y1="9.2cm" svg:x2="10.4cm" svg:y2="16.8cm" draw:start-shape="id3" draw:start-glue-point="2" draw:end-shape="id4" draw:end-glue-point="1" svg:d="M21850 9200c0 5067-3816 7600-11450 7600" svg:viewBox="0 0 11451 7601">
          <text:p/>
        </draw:connector>
        <draw:frame draw:style-name="gr18" draw:text-style-name="P5" draw:layer="layout" svg:width="3.637cm" svg:height="1.432cm" svg:x="17.863cm" svg:y="15.168cm">
          <draw:text-box>
            <text:p><text:span text:style-name="T1">stamped</text:span></text:p>
          </draw:text-box>
        </draw:frame>
        <draw:frame draw:style-name="gr18" draw:text-style-name="P5" draw:layer="layout" svg:width="3.637cm" svg:height="1.432cm" svg:x="20.463cm" svg:y="17.1cm">
          <draw:text-box>
            <text:p><text:span text:style-name="T1">stamp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6-21T17:16:01.749766489</dc:date>
    <meta:editing-duration>PT54M44S</meta:editing-duration>
    <meta:editing-cycles>54</meta:editing-cycles>
    <meta:generator>LibreOffice/4.4.4.1.0$Linux_X86_64 LibreOffice_project/40m0$Build-1</meta:generator>
    <meta:document-statistic meta:object-count="31"/>
  </office:meta>
</office:document-meta>
</file>